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D659EC38AF.png"/>
  <manifest:file-entry manifest:media-type="image/png" manifest:full-path="Pictures/1000000000000500000002D664BC7A44.png"/>
  <manifest:file-entry manifest:media-type="image/png" manifest:full-path="Pictures/1000000000000500000002D67F13AC4F.png"/>
  <manifest:file-entry manifest:media-type="image/png" manifest:full-path="Pictures/1000000000000500000002D6B7D4D49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7.322cm" style:rel-column-width="28225*"/>
    </style:style>
    <style:style style:name="Tabla1.B" style:family="table-column">
      <style:table-column-properties style:column-width="1.924cm" style:rel-column-width="7418*"/>
    </style:style>
    <style:style style:name="Tabla1.C" style:family="table-column">
      <style:table-column-properties style:column-width="4.865cm" style:rel-column-width="18753*"/>
    </style:style>
    <style:style style:name="Tabla1.D" style:family="table-column">
      <style:table-column-properties style:column-width="2.889cm" style:rel-column-width="11139*"/>
    </style:style>
    <style:style style:name="Tabla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" style:family="table-cell">
      <style:table-cell-properties fo:background-color="#99ccff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322cm" style:rel-column-width="28225*"/>
    </style:style>
    <style:style style:name="Tabla2.B" style:family="table-column">
      <style:table-column-properties style:column-width="1.924cm" style:rel-column-width="7418*"/>
    </style:style>
    <style:style style:name="Tabla2.C" style:family="table-column">
      <style:table-column-properties style:column-width="4.865cm" style:rel-column-width="18753*"/>
    </style:style>
    <style:style style:name="Tabla2.D" style:family="table-column">
      <style:table-column-properties style:column-width="2.889cm" style:rel-column-width="11139*"/>
    </style:style>
    <style:style style:name="Tabla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D1" style:family="table-cell">
      <style:table-cell-properties fo:background-color="#99ccff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7.322cm" style:rel-column-width="28225*"/>
    </style:style>
    <style:style style:name="Tabla3.B" style:family="table-column">
      <style:table-column-properties style:column-width="1.924cm" style:rel-column-width="7418*"/>
    </style:style>
    <style:style style:name="Tabla3.C" style:family="table-column">
      <style:table-column-properties style:column-width="4.865cm" style:rel-column-width="18753*"/>
    </style:style>
    <style:style style:name="Tabla3.D" style:family="table-column">
      <style:table-column-properties style:column-width="2.889cm" style:rel-column-width="11139*"/>
    </style:style>
    <style:style style:name="Tabla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D1" style:family="table-cell">
      <style:table-cell-properties fo:background-color="#99ccff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6.983cm" table:align="right"/>
    </style:style>
    <style:style style:name="Tabla6.A" style:family="table-column">
      <style:table-column-properties style:column-width="7.303cm"/>
    </style:style>
    <style:style style:name="Tabla6.B" style:family="table-column">
      <style:table-column-properties style:column-width="1.924cm"/>
    </style:style>
    <style:style style:name="Tabla6.C" style:family="table-column">
      <style:table-column-properties style:column-width="4.856cm"/>
    </style:style>
    <style:style style:name="Tabla6.D" style:family="table-column">
      <style:table-column-properties style:column-width="2.9cm"/>
    </style:style>
    <style:style style:name="Tabla6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D1" style:family="table-cell">
      <style:table-cell-properties fo:background-color="#99ccff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D2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8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 fo:padding="0cm" fo:border="none" style:shadow="non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justify" style:justify-single-word="false" fo:padding="0cm" fo:border="none" style:shadow="none"/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Text_20_body" style:list-style-name="L1">
      <style:paragraph-properties fo:text-align="justify" style:justify-single-word="false"/>
    </style:style>
    <style:style style:name="P14" style:family="paragraph" style:parent-style-name="Text_20_body" style:list-style-name="L2">
      <style:paragraph-properties fo:text-align="justify" style:justify-single-word="false"/>
    </style:style>
    <style:style style:name="P15" style:family="paragraph" style:parent-style-name="Text_20_body" style:list-style-name="L5">
      <style:paragraph-properties fo:text-align="justify" style:justify-single-word="false"/>
    </style:style>
    <style:style style:name="P16" style:family="paragraph" style:parent-style-name="Text_20_body" style:list-style-name="L6">
      <style:paragraph-properties fo:text-align="justify" style:justify-single-word="false"/>
    </style:style>
    <style:style style:name="P17" style:family="paragraph" style:parent-style-name="Text_20_body" style:list-style-name="L7">
      <style:paragraph-properties fo:text-align="justify" style:justify-single-word="false"/>
    </style:style>
    <style:style style:name="P18" style:family="paragraph" style:parent-style-name="Text_20_body" style:list-style-name="L8">
      <style:paragraph-properties fo:text-align="justify" style:justify-single-word="false"/>
    </style:style>
    <style:style style:name="P19" style:family="paragraph" style:parent-style-name="Text_20_body" style:list-style-name="L3">
      <style:paragraph-properties fo:text-align="justify" style:justify-single-word="false"/>
      <style:text-properties fo:font-style="normal" style:font-style-asian="normal" style:font-style-complex="normal"/>
    </style:style>
    <style:style style:name="P20" style:family="paragraph" style:parent-style-name="Text_20_body" style:list-style-name="L4">
      <style:paragraph-properties fo:text-align="justify" style:justify-single-word="false"/>
      <style:text-properties fo:font-style="normal" style:font-style-asian="normal" style:font-style-complex="normal"/>
    </style:style>
    <style:style style:name="P21" style:family="paragraph" style:parent-style-name="Text_20_body" style:list-style-name="L5">
      <style:paragraph-properties fo:text-align="justify" style:justify-single-word="false"/>
      <style:text-properties fo:font-style="normal" style:font-style-asian="normal" style:font-style-complex="normal"/>
    </style:style>
    <style:style style:name="P22" style:family="paragraph" style:parent-style-name="Text_20_body" style:list-style-name="L7">
      <style:paragraph-properties fo:text-align="justify" style:justify-single-word="false"/>
      <style:text-properties fo:font-style="normal" style:font-style-asian="normal" style:font-style-complex="normal"/>
    </style:style>
    <style:style style:name="P23" style:family="paragraph" style:parent-style-name="Text_20_body" style:list-style-name="L6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24" style:family="paragraph" style:parent-style-name="Text_20_body" style:list-style-name="L6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5" style:family="paragraph" style:parent-style-name="Text_20_body" style:list-style-name="L6">
      <style:paragraph-properties fo:text-align="justify" style:justify-single-word="false"/>
      <style:text-properties style:font-name="Times New Roman" fo:font-size="12pt" style:font-size-asian="10.5pt" style:font-size-complex="12pt"/>
    </style:style>
    <style:style style:name="P26" style:family="paragraph" style:parent-style-name="Text_20_body" style:list-style-name="L8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7" style:family="paragraph" style:parent-style-name="Text_20_body" style:list-style-name="L6">
      <style:paragraph-properties fo:margin-top="0cm" fo:margin-bottom="0cm" fo:text-align="justify" style:justify-single-word="false" style:shadow="none"/>
      <style:text-properties style:font-name="Courier New" fo:font-size="10pt" style:font-size-asian="10pt" style:font-size-complex="10pt"/>
    </style:style>
    <style:style style:name="P28" style:family="paragraph" style:parent-style-name="Heading_20_1">
      <style:paragraph-properties fo:text-align="center" style:justify-single-word="false" fo:background-color="#99ccff">
        <style:background-image/>
      </style:paragraph-properties>
    </style:style>
    <style:style style:name="P29" style:family="paragraph" style:parent-style-name="Codigo" style:list-style-name="L5">
      <style:paragraph-properties fo:text-align="justify" style:justify-single-word="false"/>
    </style:style>
    <style:style style:name="P30" style:family="paragraph" style:parent-style-name="Heading_20_2">
      <style:text-properties fo:font-size="12pt" style:font-size-asian="12pt" style:font-size-complex="12pt"/>
    </style:style>
    <style:style style:name="P31" style:family="paragraph" style:parent-style-name="Heading_20_2">
      <style:paragraph-properties fo:text-align="justify" style:justify-single-word="false" fo:padding="0cm" fo:border-left="none" fo:border-right="none" fo:border-top="none" fo:border-bottom="0.002cm solid #000000" style:shadow="none"/>
    </style:style>
    <style:style style:name="P32" style:family="paragraph" style:parent-style-name="Table_20_Contents">
      <style:text-properties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New" fo:font-size="10pt" style:font-size-asian="10pt" style:font-size-complex="10pt"/>
    </style:style>
    <style:style style:name="T8" style:family="text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2pt" style:font-size-asian="10.5pt" style:font-size-complex="12pt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Instructivo para la instalación de Zonales</text:h>
      <text:h text:style-name="P31" text:outline-level="2">Introducción</text:h>
      <text:p text:style-name="P6">El presente documento tiene como finalidad guiar al Administrador del sitio zonales para hacer una instalación desde 0 del mismo. En él se describen los pasos necesarios para la instalación y configuración de todos los aspectos relevantes del mismo.</text:p>
      <text:p text:style-name="P6">Contempla la utilización de los paquetes de instalación desarrollados o modificados hasta el día 26 de julio de 2010.</text:p>
      <text:h text:style-name="P31" text:outline-level="2">Requisitos previos</text:h>
      <text:p text:style-name="P5">Software</text:p>
      <text:list xml:id="list828392644" text:style-name="L1">
        <text:list-item>
          <text:p text:style-name="P13">Sistema Operativo Base: Linux (Preferentemente Red Hat, Fedora o Ubuntu Server)</text:p>
        </text:list-item>
        <text:list-item>
          <text:p text:style-name="P13">PHP versión. 5 o superior</text:p>
        </text:list-item>
        <text:list-item>
          <text:p text:style-name="P13">Servidor Web: Apache 1.3 o superior con las librerías necesarias para interpretar php.</text:p>
        </text:list-item>
        <text:list-item>
          <text:p text:style-name="P13">Servidor MySQL 5.1 o superior</text:p>
        </text:list-item>
      </text:list>
      <text:p text:style-name="P6">El presente documento no incluye instrucciones para optimización de servidores, tales como Apache, Tomcat o MySQL.</text:p>
      <text:p text:style-name="P5"/>
      <text:p text:style-name="P5">Conocimientos técnicos recomendados para ejecutar el instructivo</text:p>
      <text:list xml:id="list355142221" text:style-name="L2">
        <text:list-item>
          <text:p text:style-name="P14">Sistemas Operativos Linux</text:p>
        </text:list-item>
        <text:list-item>
          <text:p text:style-name="P14">Apache Web Server</text:p>
        </text:list-item>
        <text:list-item>
          <text:p text:style-name="P14">Apache Tomcat Application Server</text:p>
        </text:list-item>
        <text:list-item>
          <text:p text:style-name="P14">Base de datos MySQL</text:p>
        </text:list-item>
        <text:list-item>
          <text:p text:style-name="P14">Joomla! CMS</text:p>
        </text:list-item>
        <text:list-item>
          <text:p text:style-name="P14">IDE de Desarrollo NetBeans</text:p>
        </text:list-item>
        <text:list-item>
          <text:p text:style-name="P14">Scripts ANT</text:p>
        </text:list-item>
      </text:list>
      <text:h text:style-name="P31" text:outline-level="2">Repositorio</text:h>
      <text:p text:style-name="P6">Para el desarrollo de Zonales se utilizó un repositorio Subversion provisto por Google Code. La URL del mismo es <text:a xlink:type="simple" xlink:href="http://code.google.com/p/zonales/">http://code.google.com/p/zonales/</text:a></text:p>
      <text:p text:style-name="P6">En el directorio <text:span text:style-name="T1">Installation</text:span><text:span text:style-name="T4"> (</text:span><text:a xlink:type="simple" xlink:href="http://code.google.com/p/zonales/source/browse/#svn/Installation"><text:span text:style-name="T4">http://code.google.com/p/zonales/source/browse/#svn/Installation</text:span></text:a><text:span text:style-name="T4">) ubicado en la raíz del árbol de directorios del repositorio, se encuentran todos los archivos necesarios para la instalación de Zonales:</text:span></text:p>
      <text:list xml:id="list1739140825" text:style-name="L3">
        <text:list-item>
          <text:p text:style-name="P19">Joomla! 1.5.10 Full Package</text:p>
        </text:list-item>
        <text:list-item>
          <text:p text:style-name="P19">Extensiones para idioma Español para Joomla</text:p>
        </text:list-item>
        <text:list-item>
          <text:p text:style-name="P19">Extensiones de terceros utilizadas en el sitio, algunas de las cuales fueron modificadas por el equipo de desarrollo.</text:p>
        </text:list-item>
        <text:list-item>
          <text:p text:style-name="P19">Extensiones desarrolladas por el equipo.</text:p>
        </text:list-item>
        <text:list-item>
          <text:p text:style-name="P19"><text:soft-page-break/>Archivos de configuración de Apache Solr</text:p>
        </text:list-item>
      </text:list>
      <text:p text:style-name="P7">No se incluyó en dicha carpeta el instalador de Apache Solr por cuestiones de tamaño y por estar disponible para descarga directa desde Internet.</text:p>
      <text:p text:style-name="P9"><text:span text:style-name="T6">Importante:</text:span> En adelante, cuando se pida en alguna sección de este documento la descarga de algún archivo desde el repositorio, se debe descargar desde esta carpeta: “Installation”.</text:p>
      <text:h text:style-name="P31" text:outline-level="2">Base de datos - MySQL</text:h>
      <text:list xml:id="list471268792" text:style-name="L4">
        <text:list-item>
          <text:p text:style-name="P20">Conectarse utilizando el usuario <text:span text:style-name="T2">root</text:span> al servidor de bases de datos <text:span text:style-name="T1">MySQL</text:span>.</text:p>
        </text:list-item>
        <text:list-item>
          <text:p text:style-name="P20">Crear un nuevo esquema denominado z<text:span text:style-name="T1">onales</text:span> para el sitio.</text:p>
        </text:list-item>
        <text:list-item>
          <text:p text:style-name="P20">Crear un usuario z<text:span text:style-name="T1">onales, </text:span>con su correspondiente contraseña, y asignarle todos los permisos sobre el esquema creado en el punto anterior.</text:p>
        </text:list-item>
      </text:list>
      <text:h text:style-name="P31" text:outline-level="2">Instalación Joomla! CMS</text:h>
      <text:list xml:id="list811285798" text:style-name="L5">
        <text:list-item>
          <text:p text:style-name="P15">Descargar el paquete Joomla! <text:span text:style-name="T7">Joomla_1.5.10-Stable-Full_Package.zip</text:span> del repositorio</text:p>
        </text:list-item>
        <text:list-item>
          <text:p text:style-name="P15">Descomprimirlo en el <text:span text:style-name="T7">document_root</text:span> de apache, normalmente <text:span text:style-name="T7">/var/www/</text:span></text:p>
        </text:list-item>
        <text:list-item>
          <text:p text:style-name="P15">Cambiar el <text:span text:style-name="T1">owner </text:span>de todos los archivos descomprimidos al usuario apache. El mismo varía de acuerdo a la versión de Linux del servidor. Por ejemplo:</text:p>
        </text:list-item>
        <text:list-item>
          <text:p text:style-name="P29"><text:span text:style-name="T2">Ubuntu server</text:span>: <text:span text:style-name="T7">chown -R www-data:www-data &lt;archivos_zonales&gt; </text:span></text:p>
        </text:list-item>
        <text:list-item>
          <text:p text:style-name="P29"><text:span text:style-name="T2">Fedora o RedHat</text:span>: <text:span text:style-name="T7">chown -R apache:apache &lt;archivos_zonales&gt;</text:span> </text:p>
        </text:list-item>
        <text:list-item>
          <text:p text:style-name="P15"><text:span text:style-name="T4">Cambiar los permisos de usuario: </text:span><text:span text:style-name="T8">chmod -R 774 &lt;archivos_zonales&gt;</text:span><text:span text:style-name="T4"> </text:span></text:p>
        </text:list-item>
        <text:list-item>
          <text:p text:style-name="P15">Ejecutar el instalador de Joomla desde un navegador ingresando la URL del servidor donde se está realizando la instalación:</text:p>
        </text:list-item>
        <text:list-item>
          <text:p text:style-name="P21">Seguir el asistente de instalación; </text:p>
          <text:list>
            <text:list-item>
              <text:p text:style-name="P21">En la sección de conexión con la base de datos, ingresar el usuario <text:span text:style-name="T1">zonales</text:span> con su correspondiente contraseña, y como nombre de la base de datos también <text:span text:style-name="T1">zonales</text:span>. Estos datos se corresponden con el usuario y el esquema creados en la sección anterior.</text:p>
            </text:list-item>
            <text:list-item>
              <text:p text:style-name="P21">Luego de finalizado el asistente, eliminar la carpeta <text:span text:style-name="T1">installation</text:span> de la raiz del sitio.</text:p>
            </text:list-item>
          </text:list>
        </text:list-item>
      </text:list>
      <text:h text:style-name="P31" text:outline-level="2">Instalación Tomcat + Solr</text:h>
      <text:list xml:id="list273688669" text:style-name="L6">
        <text:list-item>
          <text:p text:style-name="P16">Instalar Tomcat utilizando yum o apt-get, de acuerdo a la distribución de Linux utilizada:</text:p>
          <text:p text:style-name="P23">yum install tomcat6</text:p>
          <text:p text:style-name="P23"><text:bookmark-start text:name="__DdeLink__330_1898956951"/>apt-get install tomcat6<text:bookmark-end text:name="__DdeLink__330_1898956951"/></text:p>
          <text:p text:style-name="P24">La instalación se realizará en los directorios<text:span text:style-name="T7"> /usr/share/tomcat6 </text:span><text:span text:style-name="T9">y</text:span><text:span text:style-name="T7"> /var/lib/tomcat6</text:span> y los archivos de configuración en <text:span text:style-name="T7">/etc/tomcat6</text:span></text:p>
        </text:list-item>
        <text:list-item>
          <text:p text:style-name="P16">Descargar solr:</text:p>
          <text:p text:style-name="P16"><text:span text:style-name="T7">wget </text:span><text:a xlink:type="simple" xlink:href="http://apache.dattatec.com/lucene/solr/1.4.0/apache-solr-1.4.0.zip"><text:span text:style-name="T7">http://apache.dattatec.com/lucene/solr/1.4.0/apache-solr-1.4.0.zip</text:span></text:a></text:p>
        </text:list-item>
        <text:list-item>
          <text:p text:style-name="P25">Extraer todo el contenido del archivo descargado en el directorio <text:span text:style-name="T7">/tmp/solr</text:span></text:p>
        </text:list-item>
        <text:list-item>
          <text:p text:style-name="P25">Copiar la aplicación Solr al directorio webapps de Tomcat:</text:p>
          <text:p text:style-name="P23">cp /tmp/solr/dist/apache-solr-1.4.0.war /usr/share/tomcat6/webapps</text:p>
        </text:list-item>
        <text:list-item>
          <text:p text:style-name="P16"><text:span text:style-name="T10">Descargar del repositorio el archivo </text:span><text:span text:style-name="T7">mysql-connector-java-5.1.6-bin.jar</text:span><text:span text:style-name="T10">. Es la </text:span><text:soft-page-break/><text:span text:style-name="T10">librería para conectar Tomcat con bases de datos MySQL. Debe copiarse en el directorio </text:span><text:span text:style-name="T7">/usr/share/tomcat6/lib.</text:span></text:p>
        </text:list-item>
        <text:list-item>
          <text:p text:style-name="P16"><text:span text:style-name="T10">Crear y editar el archivo </text:span><text:span text:style-name="T7">solr.xml </text:span><text:span text:style-name="T10">en el directorio /</text:span><text:span text:style-name="T7">etc/tomcat6/Catalina/localhost </text:span><text:span text:style-name="T10">y <text:s/>agregar las siguientes líneas:</text:span></text:p>
          <text:p text:style-name="P27">&lt;Context path="/apache-solr-1.4.0" </text:p>
          <text:list>
            <text:list-header>
              <text:p text:style-name="P27">docBase="/usr/share/tomcat6/webapps/apache-solr-1.4.0.war" </text:p>
              <text:p text:style-name="P27">debug="0" </text:p>
              <text:p text:style-name="P27">crossContext="false" </text:p>
              <text:p text:style-name="P27">privileged="true”&gt; </text:p>
              <text:p text:style-name="P27">&lt;Environment </text:p>
              <text:list>
                <text:list-header>
                  <text:p text:style-name="P27">name="solr/home" </text:p>
                  <text:p text:style-name="P27">type="java.lang.String" </text:p>
                  <text:p text:style-name="P27">value="/usr/share/tomcat6/solr/" </text:p>
                  <text:p text:style-name="P27">override="true"/&gt; </text:p>
                </text:list-header>
              </text:list>
              <text:p text:style-name="P27"><text:bookmark-start text:name="__DdeLink__1796_1113851555"/>&lt;Environment </text:p>
              <text:list text:continue-numbering="true">
                <text:list-header>
                  <text:p text:style-name="P27">name="data/dir" </text:p>
                  <text:p text:style-name="P27">type="java.lang.String" </text:p>
                  <text:p text:style-name="P27">value="/usr/share/tomcat6/solr/data/" </text:p>
                  <text:p text:style-name="P27">override="true"/&gt; <text:bookmark-end text:name="__DdeLink__1796_1113851555"/></text:p>
                </text:list-header>
              </text:list>
            </text:list-header>
          </text:list>
          <text:p text:style-name="P27">&lt;/Context&gt;</text:p>
        </text:list-item>
        <text:list-item>
          <text:p text:style-name="P16"><text:span text:style-name="T10">Descargar del repositorio el archivo </text:span><text:span text:style-name="T7">solr.zip</text:span><text:span text:style-name="T10">. Copiar en la carpeta </text:span><text:span text:style-name="T7">/usr/share/tomcat6 </text:span><text:span text:style-name="T10">y luego descomprimirlo allí:</text:span></text:p>
          <text:p text:style-name="P23">unzip solr.zip</text:p>
        </text:list-item>
        <text:list-item>
          <text:p text:style-name="P16"><text:span text:style-name="T10">Reiniciar Tomcat: </text:span><text:span text:style-name="T7">service tomcat6 restart</text:span></text:p>
        </text:list-item>
        <text:list-item>
          <text:p text:style-name="P25">Comprobar el funcionamiento ejecutando en el navegador:</text:p>
          <text:p text:style-name="P23">http://&lt;URL Zonales&gt;:8080/solr</text:p>
          <text:p text:style-name="P16"/>
        </text:list-item>
      </text:list>
      <text:p text:style-name="P6">Si se utiliza <text:s/>Ubuntu Server se puede instalar ambas cosas utilizando el siguiente comando:</text:p>
      <text:p text:style-name="P6"><text:span text:style-name="T7">apt-get install solr-tomcat </text:span><text:span text:style-name="T11">y luego ejecutar los pasos 7 y 8.</text:span></text:p>
      <text:h text:style-name="P31" text:outline-level="2">Instalación de extensiones</text:h>
      <text:p text:style-name="P6">Joomla! provee desde la administración del sitio un gestor de extensiones, que permite la instalación de las mismas desde el navegador. Sin embargo, algunas modificaciones sobre el core del CMS, o algunas librerías deben ser instaladas a mano, para lo cual se generaron archivos comprimidos.</text:p>
      <text:p text:style-name="P6">Resumiendo, las extensiones que se listan a continuación deben instalarse utilizando una de estás dos formas de instalación:</text:p>
      <text:list xml:id="list1301817938" text:style-name="L7">
        <text:list-item>
          <text:p text:style-name="P17"><text:span text:style-name="T3">Admin. de extensiones</text:span>: utilizando el administrador de extensiones de Joomla, al cual se accede desde el menú <text:span text:style-name="T1">Extensiones, </text:span><text:span text:style-name="T4">opción </text:span><text:span text:style-name="T1">Instalar/Desinstalar</text:span><text:span text:style-name="T4">. Luego debe seleccionarse el archivo empaquetado que contiene el instalador de la extensión y clickear en el botón </text:span><text:span text:style-name="T1">Subir archivo &amp; Instalar</text:span><text:span text:style-name="T4">.</text:span></text:p>
          <text:p text:style-name="P22"><draw:frame draw:style-name="fr1" draw:name="gráficos1" text:anchor-type="paragraph" svg:width="16.365cm" svg:height="9.282cm" draw:z-index="0"><draw:image xlink:href="Pictures/1000000000000500000002D664BC7A44.png" xlink:type="simple" xlink:show="embed" xlink:actuate="onLoad"/></draw:frame><text:soft-page-break/></text:p>
        </text:list-item>
        <text:list-item>
          <text:p text:style-name="P17"><text:span text:style-name="T3">Descomprimir en raíz</text:span><text:span text:style-name="T4">: Debe copiarse el archivo empaquetado en la raíz del sitio, en nuestro caso </text:span><text:span text:style-name="T8">/var/www/</text:span><text:span text:style-name="T4">, y descomprimirlo allí. Sobreescribir todos los archivos si es necesario.</text:span></text:p>
        </text:list-item>
      </text:list>
      <text:p text:style-name="P7"/>
      <text:p text:style-name="P7">A continuación se listan todas las extensiones, librerías, modificaciones del core de Joomla, etc. que deben ser instalados para Zonales, indicando para cada una la forma de instalación que debe utilizarse:</text:p>
      <text:h text:style-name="P30" text:outline-level="2">Extensiones de terceros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Nombre</text:p>
          </table:table-cell>
          <table:table-cell table:style-name="Tabla1.A1" office:value-type="string">
            <text:p text:style-name="P4">Tipo</text:p>
          </table:table-cell>
          <table:table-cell table:style-name="Tabla1.A1" office:value-type="string">
            <text:p text:style-name="P4">Archivo</text:p>
          </table:table-cell>
          <table:table-cell table:style-name="Tabla1.D1" office:value-type="string">
            <text:p text:style-name="P4">Forma de instalar</text:p>
          </table:table-cell>
        </table:table-row>
        <table:table-row>
          <table:table-cell table:style-name="Tabla1.A2" office:value-type="string">
            <text:p text:style-name="P1">Lenguaje español para Administración de Joomla</text:p>
          </table:table-cell>
          <table:table-cell table:style-name="Tabla1.A2" office:value-type="string">
            <text:p text:style-name="P2">Idioma</text:p>
          </table:table-cell>
          <table:table-cell table:style-name="Tabla1.A2" office:value-type="string">
            <text:p text:style-name="P2">es-ES_Joomla_lang_admin.1.5.10v1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Lenguaje español para front de Joomla</text:p>
          </table:table-cell>
          <table:table-cell table:style-name="Tabla1.A2" office:value-type="string">
            <text:p text:style-name="P2">Idioma</text:p>
          </table:table-cell>
          <table:table-cell table:style-name="Tabla1.A2" office:value-type="string">
            <text:p text:style-name="P2">es-ES_Joomla_lang_site.1.5.10v1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Joomla ACL</text:p>
          </table:table-cell>
          <table:table-cell table:style-name="Tabla1.A2" office:value-type="string">
            <text:p text:style-name="P2">Componente</text:p>
          </table:table-cell>
          <table:table-cell table:style-name="Tabla1.A2" office:value-type="string">
            <text:p text:style-name="P2">com_jcacl.1.5.3.zip</text:p>
          </table:table-cell>
          <table:table-cell table:style-name="Tabla1.D2" office:value-type="string">
            <text:p text:style-name="P2"><text:bookmark-start text:name="__DdeLink__303_1898956951"/>Admin. de extensiones<text:bookmark-end text:name="__DdeLink__303_1898956951"/></text:p>
          </table:table-cell>
        </table:table-row>
        <table:table-row>
          <table:table-cell table:style-name="Tabla1.A2" office:value-type="string">
            <text:p text:style-name="P1">JXtended Comments</text:p>
          </table:table-cell>
          <table:table-cell table:style-name="Tabla1.A2" office:value-type="string">
            <text:p text:style-name="P2">Componente + Módulos + Plugin</text:p>
          </table:table-cell>
          <table:table-cell table:style-name="Tabla1.A2" office:value-type="string">
            <text:p text:style-name="P2">jxcomments.1.2.0.tar.gz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Extended API for JX Comments</text:p>
          </table:table-cell>
          <table:table-cell table:style-name="Tabla1.A2" office:value-type="string">
            <text:p text:style-name="P2">Plugin</text:p>
          </table:table-cell>
          <table:table-cell table:style-name="Tabla1.A2" office:value-type="string">
            <text:p text:style-name="P2">jxlibraries.1.0.12.tar.gz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Joomla ACL Permission Menu Module</text:p>
          </table:table-cell>
          <table:table-cell table:style-name="Tabla1.A2" office:value-type="string">
            <text:p text:style-name="P2">Módulos</text:p>
          </table:table-cell>
          <table:table-cell table:style-name="Tabla1.A2" office:value-type="string">
            <text:p text:style-name="P2">mod_jscacl_menu.v.1.1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Yoo Search</text:p>
          </table:table-cell>
          <table:table-cell table:style-name="Tabla1.A2" office:value-type="string">
            <text:p text:style-name="P2">Módulo</text:p>
          </table:table-cell>
          <table:table-cell table:style-name="Tabla1.A2" office:value-type="string">
            <text:p text:style-name="P2">mod_yoo_search_1.5.6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Joomla ACL Admin Plugin</text:p>
          </table:table-cell>
          <table:table-cell table:style-name="Tabla1.A2" office:value-type="string">
            <text:p text:style-name="P2">Plugin</text:p>
          </table:table-cell>
          <table:table-cell table:style-name="Tabla1.A2" office:value-type="string">
            <text:p text:style-name="P2">plg_jcacl.v.2.7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Yoo Efects</text:p>
          </table:table-cell>
          <table:table-cell table:style-name="Tabla1.A2" office:value-type="string">
            <text:p text:style-name="P2">Plugin</text:p>
          </table:table-cell>
          <table:table-cell table:style-name="Tabla1.A2" office:value-type="string">
            <text:p text:style-name="P2">plg_yoo_effects_1.5.1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JComments </text:p>
          </table:table-cell>
          <table:table-cell table:style-name="Tabla1.A2" office:value-type="string">
            <text:p text:style-name="P2">Módulo</text:p>
          </table:table-cell>
          <table:table-cell table:style-name="Tabla1.A2" office:value-type="string">
            <text:p text:style-name="P2">mod_jcomments_j15_v2.5.4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JoomlaXplorer </text:p>
          </table:table-cell>
          <table:table-cell table:style-name="Tabla1.A2" office:value-type="string">
            <text:p text:style-name="P2">Componente</text:p>
          </table:table-cell>
          <table:table-cell table:style-name="Tabla1.A2" office:value-type="string">
            <text:p text:style-name="P2">com_joomlaxplorer_1.6.3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Easy SQL</text:p>
          </table:table-cell>
          <table:table-cell table:style-name="Tabla1.A2" office:value-type="string">
            <text:p text:style-name="P2">Componente</text:p>
          </table:table-cell>
          <table:table-cell table:style-name="Tabla1.A2" office:value-type="string">
            <text:p text:style-name="P2">com_easysql_127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Cliente PHP para Solr</text:p>
          </table:table-cell>
          <table:table-cell table:style-name="Tabla1.A2" office:value-type="string">
            <text:p text:style-name="P2">Librería</text:p>
          </table:table-cell>
          <table:table-cell table:style-name="Tabla1.A2" office:value-type="string">
            <text:p text:style-name="P2">SolrPhpClient.zip</text:p>
          </table:table-cell>
          <table:table-cell table:style-name="Tabla1.D2" office:value-type="string">
            <text:p text:style-name="P2">Descomprimir en raíz</text:p>
          </table:table-cell>
        </table:table-row>
      </table:table>
      <text:h text:style-name="P30" text:outline-level="2">Extensiones de terceros modificadas por el G2P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3">Nombre</text:p>
          </table:table-cell>
          <table:table-cell table:style-name="Tabla2.A1" office:value-type="string">
            <text:p text:style-name="P4">Tipo</text:p>
          </table:table-cell>
          <table:table-cell table:style-name="Tabla2.A1" office:value-type="string">
            <text:p text:style-name="P4">Archivo</text:p>
          </table:table-cell>
          <table:table-cell table:style-name="Tabla2.D1" office:value-type="string">
            <text:p text:style-name="P4">Forma de instalar</text:p>
          </table:table-cell>
        </table:table-row>
        <table:table-row>
          <table:table-cell table:style-name="Tabla2.A2" office:value-type="string">
            <text:p text:style-name="P1">Custom Properties (Tags)</text:p>
          </table:table-cell>
          <table:table-cell table:style-name="Tabla2.A2" office:value-type="string">
            <text:p text:style-name="P2">Componente</text:p>
          </table:table-cell>
          <table:table-cell table:style-name="Tabla2.A2" office:value-type="string">
            <text:p text:style-name="P2">com_customproperties.zip</text:p>
          </table:table-cell>
          <table:table-cell table:style-name="Tabla2.D2" office:value-type="string">
            <text:p text:style-name="P2">Admin. de extensiones</text:p>
          </table:table-cell>
        </table:table-row>
        <table:table-row>
          <table:table-cell table:style-name="Tabla2.A2" office:value-type="string">
            <text:p text:style-name="P1">Internacionalización del módulo JX Comments</text:p>
          </table:table-cell>
          <table:table-cell table:style-name="Tabla2.A2" office:value-type="string">
            <text:p text:style-name="P2">Idioma</text:p>
          </table:table-cell>
          <table:table-cell table:style-name="Tabla2.A2" office:value-type="string">
            <text:p text:style-name="P2">inst_mod_jxcomments.zip</text:p>
          </table:table-cell>
          <table:table-cell table:style-name="Tabla2.D2" office:value-type="string">
            <text:p text:style-name="P2">Descomprimir en raíz</text:p>
          </table:table-cell>
        </table:table-row>
        <text:soft-page-break/>
        <table:table-row>
          <table:table-cell table:style-name="Tabla2.A2" office:value-type="string">
            <text:p text:style-name="P1">Joomla Workflows</text:p>
          </table:table-cell>
          <table:table-cell table:style-name="Tabla2.A2" office:value-type="string">
            <text:p text:style-name="P2">Componente</text:p>
          </table:table-cell>
          <table:table-cell table:style-name="Tabla2.A2" office:value-type="string">
            <text:p text:style-name="P2">con_jwf.zip</text:p>
          </table:table-cell>
          <table:table-cell table:style-name="Tabla2.D2" office:value-type="string">
            <text:p text:style-name="P2">Admin. de extensiones</text:p>
          </table:table-cell>
        </table:table-row>
        <table:table-row>
          <table:table-cell table:style-name="Tabla2.A2" office:value-type="string">
            <text:p text:style-name="P1">Like</text:p>
          </table:table-cell>
          <table:table-cell table:style-name="Tabla2.A2" office:value-type="string">
            <text:p text:style-name="P2">Plugin</text:p>
          </table:table-cell>
          <table:table-cell table:style-name="Tabla2.A2" office:value-type="string">
            <text:p text:style-name="P2">plg_like.zip</text:p>
          </table:table-cell>
          <table:table-cell table:style-name="Tabla2.D2" office:value-type="string">
            <text:p text:style-name="P2">Admin. de extensiones</text:p>
          </table:table-cell>
        </table:table-row>
        <table:table-row>
          <table:table-cell table:style-name="Tabla2.A2" office:value-type="string">
            <text:p text:style-name="P1">Denunciar</text:p>
          </table:table-cell>
          <table:table-cell table:style-name="Tabla2.A2" office:value-type="string">
            <text:p text:style-name="P2">Plugin</text:p>
          </table:table-cell>
          <table:table-cell table:style-name="Tabla2.A2" office:value-type="string">
            <text:p text:style-name="P2">plg_denunciar.zip</text:p>
          </table:table-cell>
          <table:table-cell table:style-name="Tabla2.D2" office:value-type="string">
            <text:p text:style-name="P2">Admin. de extensiones</text:p>
          </table:table-cell>
        </table:table-row>
      </table:table>
      <text:h text:style-name="P30" text:outline-level="2">Extensiones desarrolladas por el G2P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3">Nombre</text:p>
          </table:table-cell>
          <table:table-cell table:style-name="Tabla3.A1" office:value-type="string">
            <text:p text:style-name="P4">Tipo</text:p>
          </table:table-cell>
          <table:table-cell table:style-name="Tabla3.A1" office:value-type="string">
            <text:p text:style-name="P4">Archivo</text:p>
          </table:table-cell>
          <table:table-cell table:style-name="Tabla3.D1" office:value-type="string">
            <text:p text:style-name="P4">Forma de instalar</text:p>
          </table:table-cell>
        </table:table-row>
        <table:table-row>
          <table:table-cell table:style-name="Tabla3.A2" office:value-type="string">
            <text:p text:style-name="P1">Admin. Avanzada de Perfiles de Usuario (AAPU)</text:p>
          </table:table-cell>
          <table:table-cell table:style-name="Tabla3.A2" office:value-type="string">
            <text:p text:style-name="P2">Componente</text:p>
          </table:table-cell>
          <table:table-cell table:style-name="Tabla3.A2" office:value-type="string">
            <text:p text:style-name="P2">com_aapu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Admin. de alias de Usuarios</text:p>
          </table:table-cell>
          <table:table-cell table:style-name="Tabla3.A2" office:value-type="string">
            <text:p text:style-name="P2">Componente</text:p>
          </table:table-cell>
          <table:table-cell table:style-name="Tabla3.A2" office:value-type="string">
            <text:p text:style-name="P2">com_alia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Ecualizador de intereses</text:p>
          </table:table-cell>
          <table:table-cell table:style-name="Tabla3.A2" office:value-type="string">
            <text:p text:style-name="P2">Componente</text:p>
          </table:table-cell>
          <table:table-cell table:style-name="Tabla3.A2" office:value-type="string">
            <text:p text:style-name="P2">com_eqzonale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Conjunto de banners para Zonales (imágenes)</text:p>
          </table:table-cell>
          <table:table-cell table:style-name="Tabla3.A2" office:value-type="string">
            <text:p text:style-name="P2">Media</text:p>
          </table:table-cell>
          <table:table-cell table:style-name="Tabla3.A2" office:value-type="string">
            <text:p text:style-name="P2">banners.zip</text:p>
          </table:table-cell>
          <table:table-cell table:style-name="Tabla3.D2" office:value-type="string">
            <text:p text:style-name="P2">Descomprimir en raíz</text:p>
          </table:table-cell>
        </table:table-row>
        <table:table-row>
          <table:table-cell table:style-name="Tabla3.A2" office:value-type="string">
            <text:p text:style-name="P1">Zonales Core</text:p>
          </table:table-cell>
          <table:table-cell table:style-name="Tabla3.A2" office:value-type="string">
            <text:p text:style-name="P2">Componente</text:p>
          </table:table-cell>
          <table:table-cell table:style-name="Tabla3.A2" office:value-type="string">
            <text:p text:style-name="P2">com_zonale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Modificación a la administración de contenidos de Joomla</text:p>
          </table:table-cell>
          <table:table-cell table:style-name="Tabla3.A2" office:value-type="string">
            <text:p text:style-name="P2">Core</text:p>
          </table:table-cell>
          <table:table-cell table:style-name="Tabla3.A2" office:value-type="string">
            <text:p text:style-name="P2">inst_com_content.zip</text:p>
          </table:table-cell>
          <table:table-cell table:style-name="Tabla3.D2" office:value-type="string">
            <text:p text:style-name="P2">Descomprimir en raíz</text:p>
          </table:table-cell>
        </table:table-row>
        <table:table-row>
          <table:table-cell table:style-name="Tabla3.A2" office:value-type="string">
            <text:p text:style-name="P1">Modificación a los menúes de Joomla</text:p>
          </table:table-cell>
          <table:table-cell table:style-name="Tabla3.A2" office:value-type="string">
            <text:p text:style-name="P2">Core</text:p>
          </table:table-cell>
          <table:table-cell table:style-name="Tabla3.A2" office:value-type="string">
            <text:p text:style-name="P2">inst_com_menus.zip</text:p>
          </table:table-cell>
          <table:table-cell table:style-name="Tabla3.D2" office:value-type="string">
            <text:p text:style-name="P2">Descomprimir en raíz</text:p>
          </table:table-cell>
        </table:table-row>
        <table:table-row>
          <table:table-cell table:style-name="Tabla3.A2" office:value-type="string">
            <text:p text:style-name="P1">Modificación al componente de búsqueda de Joomla</text:p>
          </table:table-cell>
          <table:table-cell table:style-name="Tabla3.A2" office:value-type="string">
            <text:p text:style-name="P2">Core</text:p>
          </table:table-cell>
          <table:table-cell table:style-name="Tabla3.A2" office:value-type="string">
            <text:p text:style-name="P2">inst_com_search.zip</text:p>
          </table:table-cell>
          <table:table-cell table:style-name="Tabla3.D2" office:value-type="string">
            <text:p text:style-name="P2">Descomprimir en raíz</text:p>
          </table:table-cell>
        </table:table-row>
        <table:table-row>
          <table:table-cell table:style-name="Tabla3.A2" office:value-type="string">
            <text:p text:style-name="P1">Modificación al componente de admin. de Usuarios de Joomla</text:p>
          </table:table-cell>
          <table:table-cell table:style-name="Tabla3.A2" office:value-type="string">
            <text:p text:style-name="P2">Core</text:p>
          </table:table-cell>
          <table:table-cell table:style-name="Tabla3.A2" office:value-type="string">
            <text:p text:style-name="P2">inst_com_user.zip</text:p>
          </table:table-cell>
          <table:table-cell table:style-name="Tabla3.D2" office:value-type="string">
            <text:p text:style-name="P2">Descomprimir en raíz</text:p>
          </table:table-cell>
        </table:table-row>
        <table:table-row>
          <table:table-cell table:style-name="Tabla3.A2" office:value-type="string">
            <text:p text:style-name="P1">Librerías e imágenes necesarias para ZLogin</text:p>
          </table:table-cell>
          <table:table-cell table:style-name="Tabla3.A2" office:value-type="string">
            <text:p text:style-name="P2">Librería</text:p>
          </table:table-cell>
          <table:table-cell table:style-name="Tabla3.A2" office:value-type="string">
            <text:p text:style-name="P2">inst_lib_zlogin.zip</text:p>
          </table:table-cell>
          <table:table-cell table:style-name="Tabla3.D2" office:value-type="string">
            <text:p text:style-name="P2">Descomprimir en raíz</text:p>
          </table:table-cell>
        </table:table-row>
        <table:table-row>
          <table:table-cell table:style-name="Tabla3.A2" office:value-type="string">
            <text:p text:style-name="P1">Admin. de alias de Usuarios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alia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Selector de Zonal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combozona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Ecualizador de intereses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eq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La voz del vecino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lavozdelvecino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Menú dinámico para Zonales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menuzonale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Alias Notice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pending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Información de sesión del usuario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sessioninfo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Soy Corresponsal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soycorresponsal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Zonales Login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zlogin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Mostrar el Zonal Seleccionado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zonalactual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Tagueo de artículos</text:p>
          </table:table-cell>
          <table:table-cell table:style-name="Tabla3.A2" office:value-type="string">
            <text:p text:style-name="P2">Plugin</text:p>
          </table:table-cell>
          <table:table-cell table:style-name="Tabla3.A2" office:value-type="string">
            <text:p text:style-name="P2">plg_cptag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Botón en el editor para tagueo de artículos</text:p>
          </table:table-cell>
          <table:table-cell table:style-name="Tabla3.A2" office:value-type="string">
            <text:p text:style-name="P2">Plugin</text:p>
          </table:table-cell>
          <table:table-cell table:style-name="Tabla3.A2" office:value-type="string">
            <text:p text:style-name="P2">plg_cptags_btn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Eventos del ecualizador</text:p>
          </table:table-cell>
          <table:table-cell table:style-name="Tabla3.A2" office:value-type="string">
            <text:p text:style-name="P2">Plugin</text:p>
          </table:table-cell>
          <table:table-cell table:style-name="Tabla3.A2" office:value-type="string">
            <text:p text:style-name="P2">plg_eqevent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Autenticación de usuarios utilizando protocolos externos</text:p>
          </table:table-cell>
          <table:table-cell table:style-name="Tabla3.A2" office:value-type="string">
            <text:p text:style-name="P2">Plugin</text:p>
          </table:table-cell>
          <table:table-cell table:style-name="Tabla3.A2" office:value-type="string">
            <text:p text:style-name="P2">plg_externallogin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Indexación de contenidos utilizando Solr</text:p>
          </table:table-cell>
          <table:table-cell table:style-name="Tabla3.A2" office:value-type="string">
            <text:p text:style-name="P2">Plugin</text:p>
          </table:table-cell>
          <table:table-cell table:style-name="Tabla3.A2" office:value-type="string">
            <text:p text:style-name="P2">plg_solrevent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Búsqueda de contenidos utilizando Solr</text:p>
          </table:table-cell>
          <table:table-cell table:style-name="Tabla3.A2" office:value-type="string">
            <text:p text:style-name="P2">Plugin</text:p>
          </table:table-cell>
          <table:table-cell table:style-name="Tabla3.A2" office:value-type="string">
            <text:p text:style-name="P2">plg_solrsearch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Autotaggeo</text:p>
          </table:table-cell>
          <table:table-cell table:style-name="Tabla3.A2" office:value-type="string">
            <text:p text:style-name="P2">Plugin</text:p>
          </table:table-cell>
          <table:table-cell table:style-name="Tabla3.A2" office:value-type="string">
            <text:p text:style-name="P2">plg_autotaggin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Template para Zonales Z1</text:p>
          </table:table-cell>
          <table:table-cell table:style-name="Tabla3.A2" office:value-type="string">
            <text:p text:style-name="P2">Template</text:p>
          </table:table-cell>
          <table:table-cell table:style-name="Tabla3.A2" office:value-type="string">
            <text:p text:style-name="P2">tmpl_z1.zip</text:p>
          </table:table-cell>
          <table:table-cell table:style-name="Tabla3.D2" office:value-type="string">
            <text:p text:style-name="P2">Admin. de extensiones</text:p>
          </table:table-cell>
        </table:table-row>
      </table:table>
      <text:p text:style-name="Standard"/>
      <text:h text:style-name="P31" text:outline-level="2">Idioma</text:h>
      <text:p text:style-name="P12"><text:span text:style-name="T5">Acceder al </text:span><text:span text:style-name="T12">Administrador de idiomas </text:span><text:span text:style-name="T5">a través del menú </text:span><text:span text:style-name="T12">Extensiones</text:span><text:span text:style-name="T5"> de la administración del sitio. Configurar como predeterminado el idioma Español, tanto para el sitio como para la administración.</text:span></text:p>
      <text:p text:style-name="P11"><draw:frame draw:style-name="fr1" draw:name="gráficos2" text:anchor-type="paragraph" svg:width="14.944cm" svg:height="8.475cm" draw:z-index="1"><draw:image xlink:href="Pictures/1000000000000500000002D659EC38AF.png" xlink:type="simple" xlink:show="embed" xlink:actuate="onLoad"/></draw:frame><text:soft-page-break/></text:p>
      <text:h text:style-name="P31" text:outline-level="2">Template</text:h>
      <text:p text:style-name="P12"><text:span text:style-name="T5">Acceder al </text:span><text:span text:style-name="T12">Administrador de plantilla </text:span><text:span text:style-name="T5">a través del menú </text:span><text:span text:style-name="T12">Extensiones</text:span><text:span text:style-name="T5"> de la administración del sitio. Configurar como predeterminado el template Z1.</text:span></text:p>
      <text:p text:style-name="P11"><draw:frame draw:style-name="fr2" draw:name="gráficos4" text:anchor-type="paragraph" svg:width="17cm" svg:height="9.641cm" draw:z-index="3"><draw:image xlink:href="Pictures/1000000000000500000002D6B7D4D497.png" xlink:type="simple" xlink:show="embed" xlink:actuate="onLoad"/></draw:frame></text:p>
      <text:h text:style-name="P31" text:outline-level="2">Configuración de extensiones</text:h>
      <text:p text:style-name="P6">La mayoría de las extensiones instaladas anteriormente tienen parámetros que deben ser configurados para el correcto funcionamiento de Zonales. De acuerdo al tipo de extensión, la forma de acceder a las configuraciones varía:</text:p>
      <text:list xml:id="list1077208338" text:style-name="L8">
        <text:list-item>
          <text:p text:style-name="P18"><text:span text:style-name="T3">Componentes</text:span>: seleccionar el componente a configurar del menú <text:span text:style-name="T1">Componentes</text:span><text:span text:style-name="T4"> de la </text:span><text:soft-page-break/><text:span text:style-name="T4">administración del sitio. Luego hacer click en el botón </text:span><text:span text:style-name="T1">Preferencias</text:span><text:span text:style-name="T4"> ó en la opción </text:span><text:span text:style-name="T1">Configuración</text:span><text:span text:style-name="T4">.</text:span></text:p>
        </text:list-item>
        <text:list-item>
          <text:p text:style-name="P26">Módulos<text:span text:style-name="T5">: acceder al </text:span><text:span text:style-name="T12">Administrador de módulos </text:span><text:span text:style-name="T5">a través del menú </text:span><text:span text:style-name="T12">Extensiones</text:span><text:span text:style-name="T5"> de la administración del sitio. Clickear sobre el nombre del módulo para acceder a su configuración.</text:span></text:p>
        </text:list-item>
        <text:list-item>
          <text:p text:style-name="P26">Plugins<text:span text:style-name="T5">: acceder al </text:span><text:span text:style-name="T12">Administrador de plugins </text:span><text:span text:style-name="T5">a través del menú </text:span><text:span text:style-name="T12">Extensiones</text:span><text:span text:style-name="T5"> de la administración del sitio. Clickear sobre el nombre del plugin para acceder a su configuración.</text:span></text:p>
        </text:list-item>
        <text:list-item>
          <text:p text:style-name="P18"><text:span text:style-name="T3">Templates: </text:span><text:span text:style-name="T5">acceder al </text:span><text:span text:style-name="T2">Administrador de plantillas </text:span><text:span text:style-name="T5">a través del menú </text:span><text:span text:style-name="T2">Extensiones </text:span><text:span text:style-name="T5">de la administración del sitio. Clickear sobre el nombre del template para acceder a su configuración.</text:span></text:p>
        </text:list-item>
      </text:list>
      <text:p text:style-name="P8"/>
      <text:p text:style-name="P8"><draw:frame draw:style-name="fr1" draw:name="gráficos3" text:anchor-type="paragraph" svg:width="17cm" svg:height="9.641cm" draw:z-index="2"><draw:image xlink:href="Pictures/1000000000000500000002D67F13AC4F.png" xlink:type="simple" xlink:show="embed" xlink:actuate="onLoad"/></draw:frame></text:p>
      <text:p text:style-name="P8">A continuación se lista todos los parámetros que deben configurarse de las distintas extensiones instaladas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3">Nombre</text:p>
          </table:table-cell>
          <table:table-cell table:style-name="Tabla6.A1" office:value-type="string">
            <text:p text:style-name="P4">Tipo</text:p>
          </table:table-cell>
          <table:table-cell table:style-name="Tabla6.A1" office:value-type="string">
            <text:p text:style-name="P4">Parámetro</text:p>
          </table:table-cell>
          <table:table-cell table:style-name="Tabla6.D1" office:value-type="string">
            <text:p text:style-name="P4">Valor</text:p>
          </table:table-cell>
        </table:table-row>
        <table:table-row>
          <table:table-cell table:style-name="Tabla6.A2" table:number-rows-spanned="13" office:value-type="string">
            <text:p text:style-name="P1">Ecualizador de intereses</text:p>
          </table:table-cell>
          <table:table-cell table:style-name="Tabla6.A2" table:number-rows-spanned="13" office:value-type="string">
            <text:p text:style-name="P2">Componente</text:p>
          </table:table-cell>
          <table:table-cell table:style-name="Tabla6.A2" office:value-type="string">
            <text:p text:style-name="P2">URL Solr</text:p>
          </table:table-cell>
          <table:table-cell table:style-name="Tabla6.D2" office:value-type="string">
            <text:p text:style-name="P2">IP del serve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erto</text:p>
          </table:table-cell>
          <table:table-cell table:style-name="Tabla6.D2" office:value-type="string">
            <text:p text:style-name="P2">Puerto del Tomcat (default 8080)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Solr Webapp</text:p>
          </table:table-cell>
          <table:table-cell table:style-name="Tabla6.D2" office:value-type="string">
            <text:p text:style-name="P2">sol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Solr Query Type</text:p>
          </table:table-cell>
          <table:table-cell table:style-name="Tabla6.D2" office:value-type="string">
            <text:p text:style-name="P2">zonalesConten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Data Importer</text:p>
          </table:table-cell>
          <table:table-cell table:style-name="Tabla6.D2" office:value-type="string">
            <text:p text:style-name="P2">dataimporte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Comando Indexado Completo</text:p>
          </table:table-cell>
          <table:table-cell table:style-name="Tabla6.D2" office:value-type="string">
            <text:p text:style-name="P2">full-impor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Comando Indexado Incremental</text:p>
          </table:table-cell>
          <table:table-cell table:style-name="Tabla6.D2" office:value-type="string">
            <text:p text:style-name="P2">delta-impor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Grupo de Etiquetas Noticias</text:p>
          </table:table-cell>
          <table:table-cell table:style-name="Tabla6.D2" office:value-type="string">
            <text:p text:style-name="P2">Noticias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eso</text:p>
          </table:table-cell>
          <table:table-cell table:style-name="Tabla6.D2" office:value-type="string">
            <text:p text:style-name="P2">Peso por default de las bandas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Id del Ecualizador Anónimo</text:p>
          </table:table-cell>
          <table:table-cell table:style-name="Tabla6.D2" office:value-type="string">
            <text:p text:style-name="P2">Id en la base de datos del ecualizador anónim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Nombre del Ecualizador Anónimo</text:p>
          </table:table-cell>
          <table:table-cell table:style-name="Tabla6.D2" office:value-type="string">
            <text:p text:style-name="P2">Nombre del Ecualizador Anónim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amiento de las bandas</text:p>
          </table:table-cell>
          <table:table-cell table:style-name="Tabla6.D2" office:value-type="string">
            <text:p text:style-name="P2">Alfabético o por pes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Dirección Ordenamiento</text:p>
          </table:table-cell>
          <table:table-cell table:style-name="Tabla6.D2" office:value-type="string">
            <text:p text:style-name="P2">Ascendente o descendente</text:p>
          </table:table-cell>
        </table:table-row>
        <table:table-row>
          <table:table-cell table:style-name="Tabla6.A2" table:number-rows-spanned="3" office:value-type="string">
            <text:p text:style-name="P1">Zonales Core</text:p>
          </table:table-cell>
          <table:table-cell table:style-name="Tabla6.A2" table:number-rows-spanned="3" office:value-type="string">
            <text:p text:style-name="P2">Componente</text:p>
          </table:table-cell>
          <table:table-cell table:style-name="Tabla6.A2" office:value-type="string">
            <text:p text:style-name="P2">Clave pública de reCAPTCHA</text:p>
          </table:table-cell>
          <table:table-cell table:style-name="Tabla6.D2" office:value-type="string">
            <text:p text:style-name="P2">6Lc8fwcAAAAAAP8aw0ojn_bac-OpAiPv3NnAg9lN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Clave privada de reCAPTCHA</text:p>
          </table:table-cell>
          <table:table-cell table:style-name="Tabla6.D2" office:value-type="string">
            <text:p text:style-name="P2">6Lc8fwcAAAAAAMT7Q1z7Zy2xGWX5W6BVtBKB3foJ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root_value</text:p>
          </table:table-cell>
          <table:table-cell table:style-name="Tabla6.D2" office:value-type="string">
            <text:p text:style-name="P2">Argentina</text:p>
          </table:table-cell>
        </table:table-row>
        <table:table-row>
          <table:table-cell table:style-name="Tabla6.A2" table:number-rows-spanned="6" office:value-type="string">
            <text:p text:style-name="P1">Admin. de alias de Usuarios</text:p>
          </table:table-cell>
          <table:table-cell table:style-name="Tabla6.A2" table:number-rows-spanned="6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Alias Admin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user5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0">
            <text:p text:style-name="P2">0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table-cell table:style-name="Tabla6.A2" table:number-rows-spanned="6" office:value-type="string">
            <text:p text:style-name="P1">Selector de Zonal</text:p>
          </table:table-cell>
          <table:table-cell table:style-name="Tabla6.A2" table:number-rows-spanned="6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Elegí tu zonal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Righ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5">
            <text:p text:style-name="P2">5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table-cell table:style-name="Tabla6.A2" table:number-rows-spanned="10" office:value-type="string">
            <text:p text:style-name="P1">Ecualizador de intereses</text:p>
          </table:table-cell>
          <table:table-cell table:style-name="Tabla6.A2" table:number-rows-spanned="10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Módulo Ecualizado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Othe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0">
            <text:p text:style-name="P2">0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Utiliza título del mód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Título</text:p>
          </table:table-cell>
          <table:table-cell table:style-name="Tabla6.D2" office:value-type="string">
            <text:p text:style-name="P2">Ecualizador de interés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Descripción</text:p>
          </table:table-cell>
          <table:table-cell table:style-name="Tabla6.D2" office:value-type="string">
            <text:p text:style-name="P2">Descripción para el front-end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ensaje de error</text:p>
          </table:table-cell>
          <table:table-cell table:style-name="Tabla6.D2" office:value-type="string">
            <text:p text:style-name="P2">Mensaje de error a mostrar</text:p>
          </table:table-cell>
        </table:table-row>
        <table:table-row>
          <table:table-cell table:style-name="Tabla6.A2" table:number-rows-spanned="7" office:value-type="string">
            <text:p text:style-name="P1">La voz del vecino</text:p>
          </table:table-cell>
          <table:table-cell table:style-name="Tabla6.A2" table:number-rows-spanned="7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La voz del veci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Othe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4">
            <text:p text:style-name="P2">4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Cantidad de artículos</text:p>
          </table:table-cell>
          <table:table-cell table:style-name="Tabla6.D22" office:value-type="float" office:value="2">
            <text:p text:style-name="P2">2</text:p>
          </table:table-cell>
        </table:table-row>
        <table:table-row>
          <table:table-cell table:style-name="Tabla6.A2" table:number-rows-spanned="7" office:value-type="string">
            <text:p text:style-name="P1">Menú dinámico para Zonales</text:p>
          </table:table-cell>
          <table:table-cell table:style-name="Tabla6.A2" table:number-rows-spanned="7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Menú Zonales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Top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0">
            <text:p text:style-name="P2">0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Vista</text:p>
          </table:table-cell>
          <table:table-cell table:style-name="Tabla6.D2" office:value-type="string">
            <text:p text:style-name="P2">Actualidad</text:p>
          </table:table-cell>
        </table:table-row>
        <table:table-row>
          <table:table-cell table:style-name="Tabla6.A2" table:number-rows-spanned="7" office:value-type="string">
            <text:p text:style-name="P1">Alias Notice</text:p>
          </table:table-cell>
          <table:table-cell table:style-name="Tabla6.A2" table:number-rows-spanned="7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Alias Aler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lef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3">
            <text:p text:style-name="P2">3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Días</text:p>
          </table:table-cell>
          <table:table-cell table:style-name="Tabla6.D22" office:value-type="float" office:value="5">
            <text:p text:style-name="P2">5</text:p>
          </table:table-cell>
        </table:table-row>
        <table:table-row>
          <table:table-cell table:style-name="Tabla6.A2" table:number-rows-spanned="8" office:value-type="string">
            <text:p text:style-name="P1">Información de sesión del usuario</text:p>
          </table:table-cell>
          <table:table-cell table:style-name="Tabla6.A2" table:number-rows-spanned="8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Zonales Session Inf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Righ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2">
            <text:p text:style-name="P2">2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Registrad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Texto Control</text:p>
          </table:table-cell>
          <table:table-cell table:style-name="Tabla6.D2" office:value-type="string">
            <text:p text:style-name="P2">Sali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URL a perfil de usuario</text:p>
          </table:table-cell>
          <table:table-cell table:style-name="Tabla6.D2" office:value-type="string">
            <text:p text:style-name="P2">index.php?option=com_aapu</text:p>
          </table:table-cell>
        </table:table-row>
        <table:table-row>
          <table:table-cell table:style-name="Tabla6.A2" table:number-rows-spanned="13" office:value-type="string">
            <text:p text:style-name="P1">Soy Corresponsal</text:p>
          </table:table-cell>
          <table:table-cell table:style-name="Tabla6.A2" table:number-rows-spanned="13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Soy Corresponsal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Othe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3">
            <text:p text:style-name="P2">3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colaps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Solicitar E-Mail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Solicitar Teléfon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Seleccione una categoría</text:p>
          </table:table-cell>
          <table:table-cell table:style-name="Tabla6.D2" office:value-type="string">
            <text:p text:style-name="P2">Noticias/La Voz del Vecino (si no existe, crearla previamente)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Usuario</text:p>
          </table:table-cell>
          <table:table-cell table:style-name="Tabla6.D2" office:value-type="string">
            <text:p text:style-name="P2">Soy Corresponsal (Si no existe, crearlo previamente)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ensajes y textos varios</text:p>
          </table:table-cell>
          <table:table-cell table:style-name="Tabla6.D2" office:value-type="string">
            <text:p text:style-name="P2">Dejar los que vienen por defect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root_value</text:p>
          </table:table-cell>
          <table:table-cell table:style-name="Tabla6.D2" office:value-type="string">
            <text:p text:style-name="P2">Argentina</text:p>
          </table:table-cell>
        </table:table-row>
        <table:table-row>
          <table:table-cell table:style-name="Tabla6.A2" table:number-rows-spanned="6" office:value-type="string">
            <text:p text:style-name="P1">Zonales Login</text:p>
          </table:table-cell>
          <table:table-cell table:style-name="Tabla6.A2" table:number-rows-spanned="6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Zonales Login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Righ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2">
            <text:p text:style-name="P2">2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table-cell table:style-name="Tabla6.A2" table:number-rows-spanned="7" office:value-type="string">
            <text:p text:style-name="P1">Mostrar el Zonal Seleccionado</text:p>
          </table:table-cell>
          <table:table-cell table:style-name="Tabla6.A2" table:number-rows-spanned="7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Zonal Actual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Righ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3">
            <text:p text:style-name="P2">3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Zonal no seleccionado</text:p>
          </table:table-cell>
          <table:table-cell table:style-name="Tabla6.D2" office:value-type="string">
            <text:p text:style-name="P2">Zonal no seleccionado</text:p>
          </table:table-cell>
        </table:table-row>
        <table:table-row>
          <table:table-cell table:style-name="Tabla6.A2" table:number-rows-spanned="4" office:value-type="string">
            <text:p text:style-name="P1">Autenticación de usuarios utilizando protocolos externos</text:p>
          </table:table-cell>
          <table:table-cell table:style-name="Tabla6.A2" table:number-rows-spanned="4" office:value-type="string">
            <text:p text:style-name="P2">Plugin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External Login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tiv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lias Register URL</text:p>
          </table:table-cell>
          <table:table-cell table:style-name="Tabla6.D2" office:value-type="string">
            <text:p text:style-name="P2">index.php?option=com_user&amp;task=aliasregiste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Get user status URL</text:p>
          </table:table-cell>
          <table:table-cell table:style-name="Tabla6.D2" office:value-type="string">
            <text:p text:style-name="P2">index.php?option=com_user&amp;view=userstatusrequest</text:p>
          </table:table-cell>
        </table:table-row>
        <text:soft-page-break/>
        <table:table-row>
          <table:table-cell table:style-name="Tabla6.A2" table:number-rows-spanned="4" office:value-type="string">
            <text:p text:style-name="P1">Tagueo de artículos</text:p>
          </table:table-cell>
          <table:table-cell table:style-name="Tabla6.A2" table:number-rows-spanned="4" office:value-type="string">
            <text:p text:style-name="P2">Plugin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Custom Properties Tags Plugin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tiv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Tags Position</text:p>
          </table:table-cell>
          <table:table-cell table:style-name="Tabla6.D2" office:value-type="string">
            <text:p text:style-name="P2">Pie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ppend tag to meta keywords</text:p>
          </table:table-cell>
          <table:table-cell table:style-name="Tabla6.D2" office:value-type="string">
            <text:p text:style-name="P2">Si</text:p>
          </table:table-cell>
        </table:table-row>
        <table:table-row>
          <table:table-cell table:style-name="Tabla6.A2" table:number-rows-spanned="2" office:value-type="string">
            <text:p text:style-name="P1">Botón en el editor para tagueo de artículos</text:p>
          </table:table-cell>
          <table:table-cell table:style-name="Tabla6.A2" table:number-rows-spanned="2" office:value-type="string">
            <text:p text:style-name="P2">Plugin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Button - Custom Properties Tags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tiv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table-cell table:style-name="Tabla6.A2" table:number-rows-spanned="2" office:value-type="string">
            <text:p text:style-name="P1">Eventos del ecualizador</text:p>
          </table:table-cell>
          <table:table-cell table:style-name="Tabla6.A2" table:number-rows-spanned="2" office:value-type="string">
            <text:p text:style-name="P2">Plugin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User - Zonales - Ecualizador de Interésgs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tiv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table-cell table:style-name="Tabla6.A2" table:number-rows-spanned="2" office:value-type="string">
            <text:p text:style-name="P1">Indexación de contenidos utilizando Solr</text:p>
          </table:table-cell>
          <table:table-cell table:style-name="Tabla6.A2" table:number-rows-spanned="2" office:value-type="string">
            <text:p text:style-name="P2">Plugin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Content - Solr Events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tiv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table-cell table:style-name="Tabla6.A2" table:number-rows-spanned="3" office:value-type="string">
            <text:p text:style-name="P1">Búsqueda de contenidos utilizando Solr</text:p>
          </table:table-cell>
          <table:table-cell table:style-name="Tabla6.A2" table:number-rows-spanned="3" office:value-type="string">
            <text:p text:style-name="P2">Plugin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Search - Zonales Solr Content Search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tiv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Límite de búsqueda</text:p>
          </table:table-cell>
          <table:table-cell table:style-name="Tabla6.D22" office:value-type="float" office:value="50">
            <text:p text:style-name="P2">50</text:p>
          </table:table-cell>
        </table:table-row>
        <table:table-row>
          <table:table-cell table:style-name="Tabla6.A2" table:number-rows-spanned="3" office:value-type="string">
            <text:p text:style-name="P1">Content – Like</text:p>
          </table:table-cell>
          <table:table-cell table:style-name="Tabla6.A2" table:number-rows-spanned="3" office:value-type="string">
            <text:p text:style-name="P2">Plugin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Content-Like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tiv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Nivel de acceso</text:p>
          </table:table-cell>
          <table:table-cell table:style-name="Tabla6.D2" office:value-type="string">
            <text:p text:style-name="P2">Registrado</text:p>
          </table:table-cell>
        </table:table-row>
        <table:table-row>
          <table:table-cell table:style-name="Tabla6.A2" table:number-rows-spanned="2" office:value-type="string">
            <text:p text:style-name="P1">Content – Denunciar</text:p>
          </table:table-cell>
          <table:table-cell table:style-name="Tabla6.A2" table:number-rows-spanned="2" office:value-type="string">
            <text:p text:style-name="P2">Plugin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Content-Denuncia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tiv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table-cell table:style-name="Tabla6.A2" office:value-type="string">
            <text:p text:style-name="P1">Template para Zonales Z1</text:p>
          </table:table-cell>
          <table:table-cell table:style-name="Tabla6.A2" office:value-type="string">
            <text:p text:style-name="P2">Template</text:p>
          </table:table-cell>
          <table:table-cell table:style-name="Tabla6.A2" office:value-type="string">
            <text:p text:style-name="P2">Color Principal del template</text:p>
          </table:table-cell>
          <table:table-cell table:style-name="Tabla6.D2" office:value-type="string">
            <text:p text:style-name="P2">Violeta</text:p>
          </table:table-cell>
        </table:table-row>
      </table:table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Codigo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DejaVu Sans Mono" style:font-name-asian="DejaVu Sans1" style:font-name-complex="DejaVu Sans Mono"/>
    </style:style>
    <style:style style:name="User_20_Entry" style:display-name="User Entry" style:family="text">
      <style:text-properties style:font-name="DejaVu Sans Mono" style:font-name-asian="DejaVu Sans1" style:font-name-complex="DejaVu Sans Mono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Page_20_Number" style:display-name="Page Number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ootnote_20_Symbol" style:display-name="Footnote Symbol" style:family="text"/>
    <style:style style:name="Endnote_20_Symbol" style:display-name="Endnote Symbol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style:font-name-asian="DejaVu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7-19T19:50:37</meta:creation-date>
    <dc:date>2010-07-26T11:30:01</dc:date>
    <dc:creator>Luis Aita</dc:creator>
    <meta:editing-duration>PT15H24M57S</meta:editing-duration>
    <meta:editing-cycles>59</meta:editing-cycles>
    <meta:generator>OpenOffice.org/3.2$Linux OpenOffice.org_project/320m12$Build-9483</meta:generator>
    <meta:printed-by>Luis Aita</meta:printed-by>
    <meta:print-date>2010-07-26T10:00:35</meta:print-date>
    <meta:document-statistic meta:table-count="4" meta:image-count="4" meta:object-count="0" meta:page-count="10" meta:paragraph-count="573" meta:word-count="2032" meta:character-count="14388"/>
  </office:meta>
</office:document-meta>
</file>